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7_12-14-38_000.jpg</text:p>
          </table:table-cell>
          <table:table-cell table:style-name="ce18" office:value-type="string">
            <text:p>:m RES 1-2*2 / free# JVEMV6 70#_17 / 70. CO2 / w:formate;dehydration;alkene;エーテル結合,topic=~,other=~,think~</text:p>
          </table:table-cell>
          <table:table-cell table:style-name="ce4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7" table:formula="of:=IF([.E2]=&quot;&quot;;[.C2];CONCATENATE([.C2];&quot; / &quot;;[.E2]))" office:value-type="string" office:string-value=":m RES 1-2*2 / free# JVEMV6 70#_17 / 70. CO2 / w:formate;dehydration;alkene;エーテル結合,topic=~,other=~,think~">
            <text:p>:m RES 1-2*2 / free# JVEMV6 70#_17 / 70. CO2 / w:formate;dehydration;alkene;エーテル結合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27_14-01-20_000.jpg</text:p>
          </table:table-cell>
          <table:table-cell table:style-name="ce18" office:value-type="string">
            <text:p>:m RES 1-2*2 / free# JVEMV6 71#_7 / 71. logic / w:truth-functional;association;connectives;truth-value;sentence-letters;recursively-determined;logically-valid,other=~,think~</text:p>
          </table:table-cell>
          <table:table-cell table:style-name="ce4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7" table:formula="of:=IF([.E3]=&quot;&quot;;[.C3];CONCATENATE([.C3];&quot; / &quot;;[.E3]))" office:value-type="string" office:string-value=":m RES 1-2*2 / free# JVEMV6 71#_7 / 71. logic / w:truth-functional;association;connectives;truth-value;sentence-letters;recursively-determined;logically-valid,other=~,think~">
            <text:p>:m RES 1-2*2 / free# JVEMV6 71#_7 / 71. logic / w:truth-functional;association;connectives;truth-value;sentence-letters;recursively-determined;logically-valid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7_16-46-02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7_16-46-40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161621 E-139-34-49.98413</text:p>
          </table:table-cell>
          <table:table-cell table:style-name="ce37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27_17-47-55_000.jpg</text:p>
          </table:table-cell>
          <table:table-cell table:style-name="ce18" office:value-type="string">
            <text:p>:m RES 1-3*3 / free# JVEMV6 70#_18 / 70. CO2 / w:alcohol;syngas;aldehyde;カルボン酸；リストofアルコール～アルデヒド～カルボン酸;hydroformylation,topic=~,other=~,think~</text:p>
          </table:table-cell>
          <table:table-cell table:style-name="ce19"/>
          <table:table-cell table:style-name="ce4"/>
          <table:table-cell table:style-name="ce4" office:value-type="string">
            <text:p>N-35-35-29.122924 E-139-34-47.017822</text:p>
          </table:table-cell>
          <table:table-cell table:style-name="ce37" table:formula="of:=IF([.E6]=&quot;&quot;;[.C6];CONCATENATE([.C6];&quot; / &quot;;[.E6]))" office:value-type="string" office:string-value=":m RES 1-3*3 / free# JVEMV6 70#_18 / 70. CO2 / w:alcohol;syngas;aldehyde;カルボン酸；リストofアルコール～アルデヒド～カルボン酸;hydroformylation,topic=~,other=~,think~">
            <text:p>:m RES 1-3*3 / free# JVEMV6 70#_18 / 70. CO2 / w:alcohol;syngas;aldehyde;カルボン酸；リストofアルコール～アルデヒド～カルボン酸;hydroformylation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27_20-58-25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28_01-47-03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9.0 E-139-34-47.0</text:p>
          </table:table-cell>
          <table:table-cell table:style-name="ce37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28_01-47-0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9.0 E-139-34-47.0</text:p>
          </table:table-cell>
          <table:table-cell table:style-name="ce37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28_07-24-2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31.08673 E-139-34-49.324951</text:p>
          </table:table-cell>
          <table:table-cell table:style-name="ce37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28_07-25-45_000.jpg</text:p>
          </table:table-cell>
          <table:table-cell table:style-name="ce23" office:value-type="string">
            <text:p>:tome/ (J*) / topic=自分の興味と、世界の誰かとを繋げることについて / content=君が興味を持って考案する方法：キューバでは、必要とする人たちがいるかも知れない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11]=&quot;&quot;;[.C11];CONCATENATE([.C11];&quot; / &quot;;[.E11]))" office:value-type="string" office:string-value=":tome/ (J*) / topic=自分の興味と、世界の誰かとを繋げることについて / content=君が興味を持って考案する方法：キューバでは、必要とする人たちがいるかも知れない">
            <text:p>:tome/ (J*) / topic=自分の興味と、世界の誰かとを繋げることについて / content=君が興味を持って考案する方法：キューバでは、必要とする人たちがいるかも知れな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2021/03/28</text:date>, <text:time>08:2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8T08:26:18.69</dc:date>
    <dc:creator>iwabuchi ken</dc:creator>
    <meta:editing-duration>P32DT5H51M12S</meta:editing-duration>
    <meta:editing-cycles>12013</meta:editing-cycles>
    <meta:document-statistic meta:table-count="1" meta:cell-count="348" meta:object-count="0"/>
  </office:meta>
</office:document-meta>
</file>